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06ae" officeooo:paragraph-rsid="000406ae"/>
    </style:style>
    <style:style style:name="P2" style:family="paragraph" style:parent-style-name="Standard" style:list-style-name="L1">
      <style:text-properties officeooo:rsid="000406ae" officeooo:paragraph-rsid="000406ae"/>
    </style:style>
    <style:style style:name="P3" style:family="paragraph" style:parent-style-name="Standard" style:list-style-name="L2">
      <style:text-properties officeooo:rsid="000406ae" officeooo:paragraph-rsid="000406ae"/>
    </style:style>
    <style:style style:name="P4" style:family="paragraph" style:parent-style-name="Standard" style:list-style-name="L3">
      <style:text-properties officeooo:rsid="0004b15b" officeooo:paragraph-rsid="0004b15b"/>
    </style:style>
    <style:style style:name="P5" style:family="paragraph" style:parent-style-name="Standard" style:list-style-name="L3">
      <style:text-properties officeooo:rsid="000674a9" officeooo:paragraph-rsid="000674a9"/>
    </style:style>
    <style:style style:name="P6" style:family="paragraph" style:parent-style-name="Standard">
      <style:text-properties officeooo:rsid="000674a9" officeooo:paragraph-rsid="000674a9"/>
    </style:style>
    <style:style style:name="P7" style:family="paragraph" style:parent-style-name="Standard">
      <style:text-properties officeooo:rsid="00083c47" officeooo:paragraph-rsid="00083c47"/>
    </style:style>
    <style:style style:name="P8" style:family="paragraph" style:parent-style-name="Standard" style:list-style-name="L4">
      <style:text-properties officeooo:rsid="00083c47" officeooo:paragraph-rsid="00083c47"/>
    </style:style>
    <style:style style:name="P9" style:family="paragraph" style:parent-style-name="Standard">
      <style:text-properties fo:font-size="18pt" officeooo:rsid="00083c47" officeooo:paragraph-rsid="00083c47" style:font-size-asian="18pt" style:font-size-complex="18pt"/>
    </style:style>
    <style:style style:name="P10" style:family="paragraph" style:parent-style-name="Standard" style:list-style-name="L5">
      <style:text-properties officeooo:rsid="00083c47" officeooo:paragraph-rsid="00083c47"/>
    </style:style>
    <style:style style:name="P11" style:family="paragraph" style:parent-style-name="Standard" style:list-style-name="L5">
      <style:text-properties officeooo:rsid="0009fb38" officeooo:paragraph-rsid="0009fb38"/>
    </style:style>
    <style:style style:name="P12" style:family="paragraph" style:parent-style-name="Standard">
      <style:text-properties officeooo:rsid="0009fb38" officeooo:paragraph-rsid="0009fb38"/>
    </style:style>
    <style:style style:name="P13" style:family="paragraph" style:parent-style-name="Standard" style:list-style-name="L6">
      <style:text-properties officeooo:rsid="0009fb38" officeooo:paragraph-rsid="0009fb38"/>
    </style:style>
    <style:style style:name="P14" style:family="paragraph" style:parent-style-name="Standard" style:list-style-name="L6">
      <style:text-properties officeooo:rsid="000b7180" officeooo:paragraph-rsid="000b7180"/>
    </style:style>
    <style:style style:name="P15" style:family="paragraph" style:parent-style-name="Standard">
      <style:text-properties officeooo:rsid="000b7180" officeooo:paragraph-rsid="000b7180"/>
    </style:style>
    <style:style style:name="P16" style:family="paragraph" style:parent-style-name="Standard" style:list-style-name="L7">
      <style:text-properties officeooo:rsid="000b7180" officeooo:paragraph-rsid="000b7180"/>
    </style:style>
    <style:style style:name="P17" style:family="paragraph" style:parent-style-name="Standard" style:list-style-name="L8">
      <style:text-properties officeooo:paragraph-rsid="000b7180"/>
    </style:style>
    <style:style style:name="P18" style:family="paragraph" style:parent-style-name="Standard" style:list-style-name="L8">
      <style:text-properties officeooo:rsid="000b7180" officeooo:paragraph-rsid="000b7180"/>
    </style:style>
    <style:style style:name="P19" style:family="paragraph" style:parent-style-name="Standard" style:list-style-name="L9">
      <style:text-properties officeooo:rsid="000d54d4" officeooo:paragraph-rsid="000d54d4"/>
    </style:style>
    <style:style style:name="P20" style:family="paragraph" style:parent-style-name="Standard">
      <style:text-properties officeooo:rsid="000d54d4" officeooo:paragraph-rsid="000d54d4"/>
    </style:style>
    <style:style style:name="P21" style:family="paragraph" style:parent-style-name="Standard" style:list-style-name="L10">
      <style:text-properties officeooo:rsid="000d54d4" officeooo:paragraph-rsid="000d54d4"/>
    </style:style>
    <style:style style:name="P22" style:family="paragraph" style:parent-style-name="Standard">
      <style:text-properties officeooo:rsid="000eb1b7" officeooo:paragraph-rsid="000eb1b7"/>
    </style:style>
    <style:style style:name="P23" style:family="paragraph" style:parent-style-name="Text_20_body">
      <style:text-properties officeooo:rsid="000eb1b7" officeooo:paragraph-rsid="000f2329"/>
    </style:style>
    <style:style style:name="P24" style:family="paragraph" style:parent-style-name="Text_20_body">
      <style:text-properties officeooo:rsid="000f2329" officeooo:paragraph-rsid="000f2329"/>
    </style:style>
    <style:style style:name="P25" style:family="paragraph" style:parent-style-name="Text_20_body" style:list-style-name="L11">
      <style:text-properties officeooo:paragraph-rsid="000f2329"/>
    </style:style>
    <style:style style:name="P26" style:family="paragraph" style:parent-style-name="Text_20_body">
      <style:text-properties officeooo:paragraph-rsid="000f2329"/>
    </style:style>
    <style:style style:name="P27" style:family="paragraph" style:parent-style-name="Text_20_body">
      <style:text-properties officeooo:rsid="000fdbc9" officeooo:paragraph-rsid="000fdbc9"/>
    </style:style>
    <style:style style:name="P28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29" style:family="paragraph" style:parent-style-name="Horizontal_20_Line">
      <style:paragraph-properties fo:margin-top="0in" fo:margin-bottom="0.0972in" style:contextual-spacing="false" fo:line-height="115%"/>
      <style:text-properties officeooo:rsid="000fdbc9"/>
    </style:style>
    <style:style style:name="P30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rsid="000fdbc9"/>
    </style:style>
    <style:style style:name="P31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32" style:family="paragraph" style:parent-style-name="Text_20_body" style:list-style-name="L1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33" style:family="paragraph" style:parent-style-name="Text_20_body" style:list-style-name="L1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fdbc9"/>
    </style:style>
    <style:style style:name="P34" style:family="paragraph" style:parent-style-name="Text_20_body" style:list-style-name="L1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fdbc9" loext:padding="0in" loext:border="none"/>
    </style:style>
    <style:style style:name="P35" style:family="paragraph" style:parent-style-name="Text_20_body" style:list-style-name="L1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36" style:family="paragraph" style:parent-style-name="Text_20_body" style:list-style-name="L1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37" style:family="paragraph" style:parent-style-name="Text_20_body" style:list-style-name="L1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fdbc9"/>
    </style:style>
    <style:style style:name="P38" style:family="paragraph" style:parent-style-name="Text_20_body" style:list-style-name="L1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fdbc9" loext:padding="0in" loext:border="none"/>
    </style:style>
    <style:style style:name="P39" style:family="paragraph" style:parent-style-name="Text_20_body" style:list-style-name="L1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40" style:family="paragraph" style:parent-style-name="Text_20_body" style:list-style-name="L1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fdbc9"/>
    </style:style>
    <style:style style:name="P41" style:family="paragraph" style:parent-style-name="Text_20_body" style:list-style-name="L1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42" style:family="paragraph" style:parent-style-name="Text_20_body" style:list-style-name="L1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fdbc9"/>
    </style:style>
    <style:style style:name="P43" style:family="paragraph" style:parent-style-name="Text_20_body" style:list-style-name="L1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fdbc9" loext:padding="0in" loext:border="none"/>
    </style:style>
    <style:style style:name="P44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45" style:family="paragraph" style:parent-style-name="Text_20_body" style:list-style-name="L1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fdbc9"/>
    </style:style>
    <style:style style:name="P46" style:family="paragraph" style:parent-style-name="Text_20_body" style:list-style-name="L1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fdbc9"/>
    </style:style>
    <style:style style:name="P47" style:family="paragraph" style:parent-style-name="Text_20_body">
      <style:text-properties fo:color="#1f1f1f" loext:opacity="100%" style:font-name="Google Sans Text" officeooo:rsid="000eb1b7" officeooo:paragraph-rsid="000eb1b7"/>
    </style:style>
    <style:style style:name="P48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eb1b7"/>
    </style:style>
    <style:style style:name="P49" style:family="paragraph" style:parent-style-name="Horizontal_20_Line">
      <style:text-properties officeooo:rsid="000eb1b7"/>
    </style:style>
    <style:style style:name="P50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rsid="000eb1b7"/>
    </style:style>
    <style:style style:name="P5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rsid="000eb1b7"/>
    </style:style>
    <style:style style:name="P52" style:family="paragraph" style:parent-style-name="Text_20_body" style:list-style-name="L1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eb1b7"/>
    </style:style>
    <style:style style:name="P53" style:family="paragraph" style:parent-style-name="Text_20_body" style:list-style-name="L1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eb1b7"/>
    </style:style>
    <style:style style:name="P54" style:family="paragraph" style:parent-style-name="Text_20_body" style:list-style-name="L1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eb1b7"/>
    </style:style>
    <style:style style:name="P55" style:family="paragraph" style:parent-style-name="Text_20_body" style:list-style-name="L1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eb1b7"/>
    </style:style>
    <style:style style:name="P56" style:family="paragraph" style:parent-style-name="Text_20_body" style:list-style-name="L1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eb1b7"/>
    </style:style>
    <style:style style:name="P57" style:family="paragraph" style:parent-style-name="Text_20_body" style:list-style-name="L1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eb1b7"/>
    </style:style>
    <style:style style:name="P58" style:family="paragraph" style:parent-style-name="Text_20_body" style:list-style-name="L2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eb1b7"/>
    </style:style>
    <style:style style:name="P59" style:family="paragraph" style:parent-style-name="Text_20_body" style:list-style-name="L2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eb1b7"/>
    </style:style>
    <style:style style:name="P60" style:family="paragraph" style:parent-style-name="Text_20_body" style:list-style-name="L2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rsid="000eb1b7" loext:padding="0in" loext:border="none"/>
    </style:style>
    <style:style style:name="P61" style:family="paragraph" style:parent-style-name="Text_20_body" style:list-style-name="L20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eb1b7"/>
    </style:style>
    <style:style style:name="P62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rsid="000eb1b7"/>
    </style:style>
    <style:style style:name="P63" style:family="paragraph" style:parent-style-name="Text_20_body" style:list-style-name="L2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eb1b7"/>
    </style:style>
    <style:style style:name="T1" style:family="text">
      <style:text-properties officeooo:rsid="0004b15b"/>
    </style:style>
    <style:style style:name="T2" style:family="text">
      <style:text-properties officeooo:rsid="000674a9"/>
    </style:style>
    <style:style style:name="T3" style:family="text">
      <style:text-properties officeooo:rsid="0009fb38"/>
    </style:style>
    <style:style style:name="T4" style:family="text">
      <style:text-properties officeooo:rsid="000b7180"/>
    </style:style>
    <style:style style:name="T5" style:family="text">
      <style:text-properties officeooo:rsid="000d54d4"/>
    </style:style>
    <style:style style:name="T6" style:family="text">
      <style:text-properties officeooo:rsid="000f2329"/>
    </style:style>
    <style:style style:name="T7" style:family="text">
      <style:text-properties fo:font-weight="bold"/>
    </style:style>
    <style:style style:name="T8" style:family="text">
      <style:text-properties fo:font-weight="bold" officeooo:rsid="000eb1b7"/>
    </style:style>
    <style:style style:name="T9" style:family="text">
      <style:text-properties officeooo:rsid="000eb1b7"/>
    </style:style>
    <style:style style:name="T10" style:family="text">
      <style:text-properties fo:color="#1f1f1f" loext:opacity="100%" style:font-name="Google Sans Text"/>
    </style:style>
    <style:style style:name="T11" style:family="text">
      <style:text-properties fo:color="#1f1f1f" loext:opacity="100%" style:font-name="Google Sans Text" fo:font-weight="bold" loext:padding="0in" loext:border="none"/>
    </style:style>
    <style:style style:name="T12" style:family="text">
      <style:text-properties fo:font-weight="bold" loext:padding="0in" loext:border="none"/>
    </style:style>
    <style:style style:name="T13" style:family="text">
      <style:text-properties fo:color="#444746" loext:opacity="100%" style:font-name="Google Sans Text" fo:font-weight="bold" loext:padding="0in" loext:border="none"/>
    </style:style>
    <style:style style:name="T14" style:family="text">
      <style:text-properties fo:color="#444746" loext:opacity="100%" style:font-name="Google Sans Text" loext:padding="0in" loext:border="none"/>
    </style:style>
    <style:style style:name="T15" style:family="text">
      <style:text-properties fo:font-style="italic"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erenza tra (RISC e CISC)<text:line-break/><text:tab/>l’architettura ARM è di tipo RISC (Reduced Instruction Set Computer) a differenza di X86 che <text:tab/>è di tipo CISC (Complex Instruction Set Computer)</text:p>
      <text:p text:style-name="P1"/>
      <text:p text:style-name="P1">Le istruzioni di ARM contengono non solo la tipologia di istruzione, ma anche gli indirizzi dei dati. ARM7 ha un register file da 16 registri a 32 bit (come ricordiamo arm si basa tutto su 32bit come nelle istruzioni rendendo il tutto più veloce in quanto I registri sono piccoli)</text:p>
      <text:p text:style-name="P1"/>
      <text:p text:style-name="P1">COMPROMESSI DI ARM</text:p>
      <text:list text:style-name="L1">
        <text:list-item>
          <text:p text:style-name="P2">ha solo 3 possibili formati di istruzione</text:p>
        </text:list-item>
      </text:list>
      <text:list text:style-name="L2">
        <text:list-item>
          <text:p text:style-name="P3">Data Processing (Operazioni artmetiche e logiche)</text:p>
        </text:list-item>
        <text:list-item>
          <text:p text:style-name="P3">Memory (lettura e scrittura)</text:p>
        </text:list-item>
        <text:list-item>
          <text:p text:style-name="P3">Branch (Istruzioni di salto come: if-else, while, chiamate alla funzione)</text:p>
        </text:list-item>
      </text:list>
      <text:p text:style-name="P1"/>
      <text:p text:style-name="P1"/>
      <text:p text:style-name="P1">Il processore</text:p>
      <text:p text:style-name="P1">Il processore è in breve una fsm <text:span text:style-name="T1">(solo dal punto di vista astratto)</text:span> che esegue istruzioni nei registri, ed ogni istruzione dice come passare al prossimo stato. <text:span text:style-name="T1">Tutto il sistema è sincronizzato da un’unico clock<text:line-break/><text:line-break/><text:line-break/>Ciclo di vita delle istruzioni</text:span></text:p>
      <text:list text:style-name="L3">
        <text:list-item>
          <text:p text:style-name="P4">FETCH: recupero l’istruzione dalla Ram e la si memorizza in un registro della CPU</text:p>
        </text:list-item>
        <text:list-item>
          <text:p text:style-name="P4">DECODE: decodifica dell’istruzione</text:p>
        </text:list-item>
        <text:list-item>
          <text:p text:style-name="P4">EXECUTE: compito dell’alu <text:span text:style-name="T2">che esegue l’operazione sui registri</text:span></text:p>
        </text:list-item>
        <text:list-item>
          <text:p text:style-name="P5">STORE: memorizzazione del risultato in un registro o in memoria centrale</text:p>
        </text:list-item>
      </text:list>
      <text:p text:style-name="P6"/>
      <text:p text:style-name="P6"><text:line-break/>DESIGN di una microarchitettura</text:p>
      <text:p text:style-name="P7">una microarchitettura è costituita da due macrocomponenti</text:p>
      <text:list text:style-name="L4">
        <text:list-item>
          <text:p text:style-name="P8">DATAPATH (32bit) che ha tutti I vari componenti circuitali come ALU, MUX, registri. Tutto ciò che è per gestire il flusso dei dati</text:p>
        </text:list-item>
        <text:list-item>
          <text:p text:style-name="P8">CONTROL UNIT colei che riceve l’istruzione ed istruisce il datapath su come deve eseguire</text:p>
        </text:list-item>
      </text:list>
      <text:p text:style-name="P7"/>
      <text:p text:style-name="P7"/>
      <text:p text:style-name="P9">ELEMENTI (a ciclo singolo)</text:p>
      <text:list text:style-name="L5">
        <text:list-item>
          <text:p text:style-name="P10">PROGRAM COUNTER <text:span text:style-name="T3">fa parte dei 16 del file register, ma è implementato come un registro da 32. Esso in output indica l’indirizzo dell’istruzione che si deve eseguire, mentre in input riceve l’indirizzo per l’istruzione successiva che si deve eseguire</text:span></text:p>
        </text:list-item>
        <text:list-item>
          <text:p text:style-name="P11">FILE REGISTER: contiene 16 registri a 32bit (come sempre) (quelli che vanno da R0 a R15)</text:p>
        </text:list-item>
      </text:list>
      <text:p text:style-name="P12"/>
      <text:p text:style-name="P12"/>
      <text:p text:style-name="P12">INPUT:</text:p>
      <text:list text:style-name="L6">
        <text:list-item>
          <text:p text:style-name="P13">CLK</text:p>
        </text:list-item>
        <text:list-item>
          <text:p text:style-name="P13">A1,A2,A3: ingressi a 4bit indicano I registri di registro, A1 e A2 <text:span text:style-name="T4">due indirizzi del</text:span> file register. <text:span text:style-name="T4">A3 l’indirizzo del registro nel file register dove scrivere il risultato</text:span></text:p>
        </text:list-item>
        <text:list-item>
          <text:p text:style-name="P14">WD3: da al file register ciò che deve scrivere nel registro</text:p>
        </text:list-item>
        <text:list-item>
          <text:p text:style-name="P14">WE3: abilita la scrittura</text:p>
        </text:list-item>
      </text:list>
      <text:p text:style-name="P15">OUTPUT</text:p>
      <text:list text:style-name="L7">
        <text:list-item>
          <text:p text:style-name="P16"><text:soft-page-break/>RD1,RD2: danno in uscita ciò che è contenuto nel registro</text:p>
        </text:list-item>
      </text:list>
      <text:p text:style-name="P15"/>
      <text:list text:style-name="L8">
        <text:list-item>
          <text:p text:style-name="P17"><text:span text:style-name="T4">(questo sarebbe il numero 3)STATUS REGISTER: registro di 4 bit che memorizza il flag dell’ALU</text:span></text:p>
        </text:list-item>
        <text:list-item>
          <text:p text:style-name="P18">(questo sarebbe il numero 4)INSTRUCTION MEMORY: memorizza le istruzioni, in input entra l’indirizzo a 32bit dal PROGRAM COUNTER, fa il fetch, e da in out l’istruzione</text:p>
        </text:list-item>
        <text:list-item>
          <text:p text:style-name="P18">DATA MEMORY: memorizza I dati, <text:span text:style-name="T5">si può accedere sia in lettura che in scrittura. Ha svariati input</text:span></text:p>
        </text:list-item>
      </text:list>
      <text:list text:style-name="L9">
        <text:list-item>
          <text:p text:style-name="P19">A: indica l’indirizzo da cui leggere/scrivere il dato</text:p>
        </text:list-item>
        <text:list-item>
          <text:p text:style-name="P19">in caso di WE (write enable) è TRUE allora scrive</text:p>
        </text:list-item>
        <text:list-item>
          <text:p text:style-name="P19">WD (written data): sarebbe il contenuto da scrivere che si trova all’interdo dell’indirizzo indicato da A</text:p>
        </text:list-item>
      </text:list>
      <text:p text:style-name="P20"><text:tab/>Unico output:</text:p>
      <text:list text:style-name="L10">
        <text:list-item>
          <text:p text:style-name="P21">RD (READ DATA): quando WE è FALSO esso restituisce il contenuto di input dato quando il CLK è 1</text:p>
        </text:list-item>
      </text:list>
      <text:p text:style-name="P20"/>
      <text:p text:style-name="P20"/>
      <text:p text:style-name="P20"/>
      <text:p text:style-name="P20"/>
      <text:p text:style-name="P22">Le Istruzioni LDRB e STRB</text:p>
      <text:p text:style-name="P22">Normalmente i<text:span text:style-name="T6">n ARM</text:span> spost<text:span text:style-name="T6">iamo</text:span> blocchi di dati da 32 bit. A volte però serve lavorare solo su un pezzetto più piccolo, un <text:span text:style-name="T7">byte</text:span> (8 bit), ad esempio.</text:p>
      <text:p text:style-name="P22"/>
      <text:p text:style-name="P23"><text:span text:style-name="T7">LDRB (Load Register Byte):</text:span> Prende un singolo byte dalla memoria e lo carica nel processore.</text:p>
      <text:p text:style-name="P23"><text:span text:style-name="T7">STRB (Store Register Byte):</text:span> Prende un singolo byte dal processore e lo salva nella memoria.</text:p>
      <text:p text:style-name="P24">Little and Big endian</text:p>
      <text:p text:style-name="P23">Una "parola" di dati è composta da 4 byte. Il problema è: in che ordine li mettiamo in fila nella memoria? Esistono due modi opposti.</text:p>
      <text:list text:style-name="L11">
        <text:list-item>
          <text:p text:style-name="P25"><text:span text:style-name="T8">Big-Endian:</text:span><text:span text:style-name="T9"> Si inizia dal byte più importante (a sinistra).</text:span></text:p>
        </text:list-item>
        <text:list-item>
          <text:p text:style-name="P25"><text:span text:style-name="T8">Little-Endian:</text:span><text:span text:style-name="T9"> Si inizia dal byte meno importante (a destra).</text:span></text:p>
        </text:list-item>
        <text:list-item>
          <text:p text:style-name="P25"><text:span text:style-name="T8">ARM:</text:span><text:span text:style-name="T9"> L'architettura ARM è "neutrale", cioè può essere configurata per funzionare in entrambi i modi.</text:span></text:p>
        </text:list-item>
      </text:list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><text:soft-page-break/>DATAPATH:<text:line-break/><text:line-break/><text:line-break/><text:span text:style-name="T10">Questa è un'ottima strategia di studio! Per l'esame orale, il segreto non è memorizzare ogni singolo filo, ma </text:span><text:span text:style-name="T11">guardare i segnali di controllo (i "flag") e i percorsi attivi</text:span><text:span text:style-name="T10">. Sono quelli che dicono al processore "cosa fare" e distinguono un datapath dall'altro.</text:span></text:p>
      <text:section text:style-name="Sect1" text:name="model-response-message-contentr_a3fbf0a2dc27ee9b">
        <text:p text:style-name="P28">Analizziamo i tuoi screenshot (che coprono LDR, STR, Data Processing e Branching) e ti do la "chiave di lettura" per riconoscerli a colpo d'occhio davanti al professore.</text:p>
        <text:p text:style-name="P28">Ecco come distinguerli analizzando il flusso dei dati e i multiplexer:</text:p>
        <text:p text:style-name="P29"/>
        <text:h text:style-name="P30" text:outline-level="3">1. LDR (Load Register) - "Caricare dalla Memoria"</text:h>
        <text:p text:style-name="P31"><text:span text:style-name="T12">Obiettivo:</text:span> Prendere un dato dalla memoria RAM e scriverlo in un registro.</text:p>
        <text:list text:style-name="L12">
          <text:list-item>
            <text:p text:style-name="P32"><text:span text:style-name="T12">Immagine di riferimento:</text:span> (Datapath LDR).</text:p>
          </text:list-item>
          <text:list-item>
            <text:p text:style-name="P32"><text:span text:style-name="T12">Il segnale chiave (L'indizio visivo):</text:span> Guarda il multiplexer finale in basso a destra, prima di tornare al Register File.</text:p>
            <text:list>
              <text:list-item>
                <text:p text:style-name="P33"><text:span text:style-name="Source_20_Text"><text:span text:style-name="T13">MemtoReg = 1</text:span></text:span><text:span text:style-name="T10">: Questo è l'indizio fondamentale. Significa che il dato che stiamo scrivendo nel registro (</text:span><text:span text:style-name="Source_20_Text"><text:span text:style-name="T14">Result</text:span></text:span><text:span text:style-name="T10">) </text:span><text:span text:style-name="T11">proviene dalla Data Memory</text:span><text:span text:style-name="T10"> e non dall'ALU.</text:span></text:p>
              </text:list-item>
            </text:list>
          </text:list-item>
          <text:list-item>
            <text:p text:style-name="P34">Altri segnali:</text:p>
            <text:list>
              <text:list-item>
                <text:p text:style-name="P33"><text:span text:style-name="Source_20_Text"><text:span text:style-name="T14">RegWrite = 1</text:span></text:span><text:span text:style-name="T10">: Dobbiamo salvare il dato nel registro.</text:span></text:p>
              </text:list-item>
              <text:list-item>
                <text:p text:style-name="P33"><text:span text:style-name="Source_20_Text"><text:span text:style-name="T14">MemWrite = 0</text:span></text:span><text:span text:style-name="T10">: Non stiamo scrivendo in memoria, stiamo leggendo.</text:span></text:p>
              </text:list-item>
              <text:list-item>
                <text:p text:style-name="P33"><text:span text:style-name="Source_20_Text"><text:span text:style-name="T14">ALUSrc = 1</text:span></text:span><text:span text:style-name="T10">: L'ALU somma l'indirizzo base (registro) con un offset (numero immediato).</text:span></text:p>
              </text:list-item>
            </text:list>
          </text:list-item>
        </text:list>
        <text:h text:style-name="P30" text:outline-level="3">2. STR (Store Register) - "Salvare in Memoria"</text:h>
        <text:p text:style-name="P31"><text:span text:style-name="T12">Obiettivo:</text:span> Prendere un dato da un registro e scriverlo nella memoria RAM.</text:p>
        <text:list text:style-name="L13">
          <text:list-item>
            <text:p text:style-name="P35"><text:span text:style-name="T12">Immagine di riferimento:</text:span> (Datapath STR).</text:p>
          </text:list-item>
          <text:list-item>
            <text:p text:style-name="P35"><text:span text:style-name="T12">Il segnale chiave (L'indizio visivo):</text:span> Guarda l'ingresso <text:span text:style-name="T12">WD (Write Data)</text:span> della Data Memory.</text:p>
            <text:list>
              <text:list-item>
                <text:p text:style-name="P36">Vedrai una linea verde spessa che parte dal registro (RD2) e va dritta dentro la memoria.</text:p>
              </text:list-item>
              <text:list-item>
                <text:p text:style-name="P37"><text:span text:style-name="Source_20_Text"><text:span text:style-name="T13">MemWrite = 1</text:span></text:span><text:span text:style-name="T10">: È l'unica istruzione tra queste che ha questo flag a 1. Abilita la scrittura nella RAM.</text:span></text:p>
              </text:list-item>
            </text:list>
          </text:list-item>
          <text:list-item>
            <text:p text:style-name="P38">Altri segnali:</text:p>
            <text:list>
              <text:list-item>
                <text:p text:style-name="P37"><text:span text:style-name="Source_20_Text"><text:span text:style-name="T13">RegWrite = 0</text:span></text:span><text:span text:style-name="T10">: Importantissimo! In una Store </text:span><text:span text:style-name="T11">NON</text:span><text:span text:style-name="T10"> modifichiamo i registri, modifichiamo solo la memoria. Quindi la linea che torna indietro per scrivere nel Register File è disattivata.</text:span></text:p>
              </text:list-item>
              <text:list-item>
                <text:p text:style-name="P35">L'ALU serve solo a calcolare <text:span text:style-name="T15">l'indirizzo</text:span> dove scrivere, non il dato.</text:p>
              </text:list-item>
            </text:list>
          </text:list-item>
        </text:list>
        <text:h text:style-name="P30" text:outline-level="3">3. Data Processing (ADD, SUB, AND, ORR) - "Calcoli"</text:h>
        <text:p text:style-name="P31"><text:span text:style-name="T12">Obiettivo:</text:span> Fare un calcolo tra registri (o registro e numero) e salvare il risultato in un registro.</text:p>
        <text:list text:style-name="L14">
          <text:list-item>
            <text:p text:style-name="P39"><text:span text:style-name="T12">Immagine di riferimento:</text:span> (Datapath Data-Processing).</text:p>
          </text:list-item>
          <text:list-item>
            <text:p text:style-name="P40"><text:span text:style-name="T11">Il segnale chiave (L'indizio visivo):</text:span><text:span text:style-name="T10"> Guarda di nuovo il multiplexer finale (</text:span><text:span text:style-name="Source_20_Text"><text:span text:style-name="T14">MemtoReg</text:span></text:span><text:span text:style-name="T10">).</text:span></text:p>
            <text:list>
              <text:list-item>
                <text:p text:style-name="P40"><text:span text:style-name="Source_20_Text"><text:span text:style-name="T13">MemtoReg = 0</text:span></text:span><text:span text:style-name="T10">: Il dato che torna indietro per essere scritto nel registro </text:span><text:span text:style-name="T11">viene direttamente dall'ALU</text:span><text:span text:style-name="T10"> (il risultato del calcolo), saltando la lettura della memoria.</text:span></text:p>
              </text:list-item>
            </text:list>
          </text:list-item>
          <text:list-item>
            <text:p text:style-name="P40"><text:soft-page-break/><text:span text:style-name="T11">Differenza con LDR:</text:span><text:span text:style-name="T10"> Anche qui si scrive nel registro (</text:span><text:span text:style-name="Source_20_Text"><text:span text:style-name="T14">RegWrite = 1</text:span></text:span><text:span text:style-name="T10">), ma la fonte è l'ALU, non la memoria.</text:span></text:p>
          </text:list-item>
          <text:list-item>
            <text:p text:style-name="P40"><text:span text:style-name="T11">Nota sull'Immediate:</text:span><text:span text:style-name="T10"> Se l'operazione usa un numero immediato (es. </text:span><text:span text:style-name="Source_20_Text"><text:span text:style-name="T14">ADD R1, R2, #5</text:span></text:span><text:span text:style-name="T10">), l'extender usa solo 8 bit (</text:span><text:span text:style-name="Source_20_Text"><text:span text:style-name="T14">ImmSrc = 00</text:span></text:span><text:span text:style-name="T10">), mentre nelle LDR/STR ne usa 12 (</text:span><text:span text:style-name="Source_20_Text"><text:span text:style-name="T14">ImmSrc = 01</text:span></text:span><text:span text:style-name="T10">).</text:span></text:p>
          </text:list-item>
        </text:list>
        <text:h text:style-name="P30" text:outline-level="3">4. Branching (B) - "Saltare"</text:h>
        <text:p text:style-name="P31"><text:span text:style-name="T12">Obiettivo:</text:span> Cambiare il flusso del programma (modificare il Program Counter - PC) per saltare a un'altra istruzione.</text:p>
        <text:list text:style-name="L15">
          <text:list-item>
            <text:p text:style-name="P41"><text:span text:style-name="T12">Immagine di riferimento:</text:span> (Datapath Branching).</text:p>
          </text:list-item>
          <text:list-item>
            <text:p text:style-name="P41"><text:span text:style-name="T12">Il segnale chiave (L'indizio visivo):</text:span> Guarda il multiplexer all'estrema sinistra, vicino al PC.</text:p>
            <text:list>
              <text:list-item>
                <text:p text:style-name="P42"><text:span text:style-name="Source_20_Text"><text:span text:style-name="T13">PCSrc = 1</text:span></text:span><text:span text:style-name="T10">: Questo dice al PC: "Non prendere l'istruzione successiva (PC+4), ma prendi il risultato calcolato dall'ALU (il salto)".</text:span></text:p>
              </text:list-item>
            </text:list>
          </text:list-item>
          <text:list-item>
            <text:p text:style-name="P43">Altri segnali unici:</text:p>
            <text:list>
              <text:list-item>
                <text:p text:style-name="P42"><text:span text:style-name="Source_20_Text"><text:span text:style-name="T13">ImmSrc = 10</text:span></text:span><text:span text:style-name="T10">: È l'unica che usa questo valore. Serve per estendere l'indirizzo di salto che è a 24 bit.</text:span></text:p>
              </text:list-item>
              <text:list-item>
                <text:p text:style-name="P42"><text:span text:style-name="Source_20_Text"><text:span text:style-name="T13">RegWrite = 0</text:span></text:span><text:span text:style-name="T10"> e </text:span><text:span text:style-name="Source_20_Text"><text:span text:style-name="T13">MemWrite = 0</text:span></text:span><text:span text:style-name="T10">: Non scrive né nei registri né in memoria. Modifica solo il PC.</text:span></text:p>
              </text:list-item>
            </text:list>
          </text:list-item>
        </text:list>
        <text:p text:style-name="P29"/>
        <text:h text:style-name="P30" text:outline-level="3">Riassunto "Cheat Sheet" per l'esame:</text:h>
        <text:p text:style-name="P44">Se il prof ti mostra il diagramma, segui questo schema mentale:</text:p>
        <text:list text:style-name="L16">
          <text:list-item>
            <text:p text:style-name="P45"><text:span text:style-name="T11">Guarda </text:span><text:span text:style-name="Source_20_Text"><text:span text:style-name="T13">MemWrite</text:span></text:span><text:span text:style-name="T10">: Se è </text:span><text:span text:style-name="T11">1</text:span><text:span text:style-name="T10">, è sicuramente una </text:span><text:span text:style-name="T11">STR</text:span><text:span text:style-name="T10">.</text:span></text:p>
          </text:list-item>
          <text:list-item>
            <text:p text:style-name="P45"><text:span text:style-name="T11">Guarda </text:span><text:span text:style-name="Source_20_Text"><text:span text:style-name="T13">PCSrc</text:span></text:span><text:span text:style-name="T10"> (vicino al PC): Se sta selezionando l'uscita dell'ALU per metterla nel PC (quindi vale </text:span><text:span text:style-name="T11">1</text:span><text:span text:style-name="T10">), è sicuramente un </text:span><text:span text:style-name="T11">Branching</text:span><text:span text:style-name="T10">.</text:span></text:p>
          </text:list-item>
          <text:list-item>
            <text:p text:style-name="P45"><text:span text:style-name="T11">Se non è nessuna delle due sopra</text:span><text:span text:style-name="T10">, guarda </text:span><text:span text:style-name="Source_20_Text"><text:span text:style-name="T14">MemtoReg</text:span></text:span><text:span text:style-name="T10"> (alla fine):</text:span></text:p>
            <text:list>
              <text:list-item>
                <text:p text:style-name="P46">Se è <text:span text:style-name="T12">1</text:span> (prende dalla memoria): è una <text:span text:style-name="T12">LDR</text:span>.</text:p>
              </text:list-item>
              <text:list-item>
                <text:p text:style-name="P46">Se è <text:span text:style-name="T12">0</text:span> (prende dall'ALU): è una <text:span text:style-name="T12">Data Processing</text:span> (ADD/SUB/etc).</text:p>
              </text:list-item>
            </text:list>
          </text:list-item>
        </text:list>
        <text:p text:style-name="P28">Ti consiglio di riguardare le immagini 2, 3, 5 e 7 tenendo a mente questo schema. In bocca al lupo per l'orale!</text:p>
      </text:section>
      <text:p text:style-name="P27"/>
      <text:p text:style-name="P23"/>
      <text:p text:style-name="P22"/>
      <text:p text:style-name="P22"/>
      <text:p text:style-name="P22"/>
      <text:p text:style-name="P22"/>
      <text:p text:style-name="P47">Certamente. Per prepararti all'esame orale, ecco la spiegazione dettagliata del <text:span text:style-name="T12">flusso dei dati (datapath)</text:span> per ciascuna istruzione, basata esattamente sul testo e sulle immagini che hai caricato.</text:p>
      <text:section text:style-name="Sect1" text:name="model-response-message-contentr_eeb6acab45a12071">
        <text:p text:style-name="P48">Il segreto è descrivere il percorso come una "storia": da dove parte l'istruzione (PC) a dove finisce il dato.</text:p>
        <text:p text:style-name="P49"/>
        <text:h text:style-name="P50" text:outline-level="3"><text:soft-page-break/>1. Datapath LDR (Load Register)</text:h>
        <text:p text:style-name="P51">Obiettivo: Leggere un dato dalla memoria e salvarlo in un registro.</text:p>
        <text:p text:style-name="P51">Riferimenti: Immagini</text:p>
        <text:list text:style-name="L17">
          <text:list-item>
            <text:p text:style-name="P52"><text:span text:style-name="T12">Fetch (Prelievo):</text:span> Tutto inizia dal <text:span text:style-name="T12">Program Counter (PC)</text:span>. Al fronte di salita del clock, il PC invia l'indirizzo all'Instruction Memory per prelevare l'istruzione corrente.</text:p>
          </text:list-item>
          <text:list-item>
            <text:p text:style-name="P52"><text:span text:style-name="T12">Decode (Lettura Registri):</text:span> L'istruzione viene decodificata.</text:p>
            <text:list>
              <text:list-item>
                <text:p text:style-name="P53"><text:span text:style-name="T10">I bit </text:span><text:span text:style-name="Source_20_Text"><text:span text:style-name="T14">Instr[19:16]</text:span></text:span><text:span text:style-name="T10"> indicano il registro base (</text:span><text:span text:style-name="Source_20_Text"><text:span text:style-name="T14">Rn</text:span></text:span><text:span text:style-name="T10">), che viene letto dal </text:span><text:span text:style-name="T11">Register File</text:span><text:span text:style-name="T10"> (porta A1).</text:span></text:p>
              </text:list-item>
              <text:list-item>
                <text:p text:style-name="P53"><text:span text:style-name="T10">I bit </text:span><text:span text:style-name="Source_20_Text"><text:span text:style-name="T14">Instr[11:0]</text:span></text:span><text:span text:style-name="T10"> sono l'offset (immediate a 12 bit). Questi entrano nell unitá </text:span><text:span text:style-name="T11">Extend</text:span><text:span text:style-name="T10"> che li trasforma in un numero a 32 bit.</text:span></text:p>
              </text:list-item>
            </text:list>
          </text:list-item>
          <text:list-item>
            <text:p text:style-name="P53"><text:span text:style-name="T11">Execute (Calcolo Indirizzo):</text:span><text:span text:style-name="T10"> L'ALU somma il valore del registro base (uscito da RD1) con l'offset esteso (uscito da ExtImm). Il segnale </text:span><text:span text:style-name="Source_20_Text"><text:span text:style-name="T14">ALUSrc</text:span></text:span><text:span text:style-name="T10"> è impostato a </text:span><text:span text:style-name="T11">1</text:span><text:span text:style-name="T10"> per selezionare l'offset invece di un secondo registro.</text:span></text:p>
          </text:list-item>
          <text:list-item>
            <text:p text:style-name="P53"><text:span text:style-name="T11">Memory (Lettura):</text:span><text:span text:style-name="T10"> Il risultato dell'ALU è l'indirizzo di memoria da leggere. Questo indirizzo entra nella </text:span><text:span text:style-name="T11">Data Memory</text:span><text:span text:style-name="T10"> (input A). La memoria restituisce il dato tramite l'output </text:span><text:span text:style-name="Source_20_Text"><text:span text:style-name="T14">ReadData</text:span></text:span><text:span text:style-name="T10">.</text:span></text:p>
          </text:list-item>
          <text:list-item>
            <text:p text:style-name="P53"><text:span text:style-name="T11">Writeback (Scrittura):</text:span><text:span text:style-name="T10"> Il dato letto dalla memoria deve andare nel registro destinazione (</text:span><text:span text:style-name="Source_20_Text"><text:span text:style-name="T14">Rd</text:span></text:span><text:span text:style-name="T10">).</text:span></text:p>
            <text:list>
              <text:list-item>
                <text:p text:style-name="P53"><text:span text:style-name="T10">Qui interviene il multiplexer finale: il segnale </text:span><text:span text:style-name="Source_20_Text"><text:span text:style-name="T13">MemtoReg</text:span></text:span><text:span text:style-name="T11"> deve essere 1</text:span><text:span text:style-name="T10">. Questo permette al dato proveniente dalla memoria di passare e arrivare al Register File (porta WD3) per essere scritto.</text:span></text:p>
              </text:list-item>
              <text:list-item>
                <text:p text:style-name="P53"><text:span text:style-name="T10">Il flag </text:span><text:span text:style-name="Source_20_Text"><text:span text:style-name="T14">RegWrite</text:span></text:span><text:span text:style-name="T10"> è </text:span><text:span text:style-name="T11">1</text:span><text:span text:style-name="T10"> per abilitare la scrittura.</text:span></text:p>
              </text:list-item>
            </text:list>
          </text:list-item>
        </text:list>
        <text:p text:style-name="P49"/>
        <text:h text:style-name="P50" text:outline-level="3">2. Datapath STR (Store Register)</text:h>
        <text:p text:style-name="P51">Obiettivo: Prendere il valore di un registro e scriverlo nella memoria.</text:p>
        <text:p text:style-name="P51">Riferimenti: Immagine</text:p>
        <text:list text:style-name="L18">
          <text:list-item>
            <text:p text:style-name="P54"><text:span text:style-name="T11">Fetch &amp; Decode:</text:span><text:span text:style-name="T10"> Simile alla LDR. Si legge il registro base (</text:span><text:span text:style-name="Source_20_Text"><text:span text:style-name="T14">Rn</text:span></text:span><text:span text:style-name="T10">) dalla porta A1.</text:span></text:p>
            <text:list>
              <text:list-item>
                <text:p text:style-name="P54"><text:span text:style-name="T11">Differenza fondamentale:</text:span><text:span text:style-name="T10"> Si legge anche il registro sorgente (</text:span><text:span text:style-name="Source_20_Text"><text:span text:style-name="T14">Rd</text:span></text:span><text:span text:style-name="T10">, quello che contiene il dato da salvare) usando i bit </text:span><text:span text:style-name="Source_20_Text"><text:span text:style-name="T14">Instr[15:12]</text:span></text:span><text:span text:style-name="T10"> che entrano nella porta A2 del Register File.</text:span></text:p>
              </text:list-item>
            </text:list>
          </text:list-item>
          <text:list-item>
            <text:p text:style-name="P55"><text:span text:style-name="T12">Execute (Calcolo Indirizzo):</text:span> L'ALU calcola l'indirizzo di memoria sommando Base + Offset (esattamente come nella LDR). L'output dell'ALU va all'ingresso Address (A) della Data Memory.</text:p>
          </text:list-item>
          <text:list-item>
            <text:p text:style-name="P55"><text:span text:style-name="T12">Memory (Scrittura):</text:span> Qui avviene l'azione principale.</text:p>
            <text:list>
              <text:list-item>
                <text:p text:style-name="P54"><text:span text:style-name="T10">Il dato uscito dalla porta RD2 del Register File (il contenuto di </text:span><text:span text:style-name="Source_20_Text"><text:span text:style-name="T14">Rd</text:span></text:span><text:span text:style-name="T10">) viene collegato direttamente all'ingresso </text:span><text:span text:style-name="T11">Write Data (WD)</text:span><text:span text:style-name="T10"> della Data Memory.</text:span></text:p>
              </text:list-item>
              <text:list-item>
                <text:p text:style-name="P54"><text:span text:style-name="T10">Il flag </text:span><text:span text:style-name="Source_20_Text"><text:span text:style-name="T13">MemWrite</text:span></text:span><text:span text:style-name="T11"> è impostato a 1</text:span><text:span text:style-name="T10"> per ordinare alla memoria di scrivere quel dato all'indirizzo calcolato.</text:span></text:p>
              </text:list-item>
            </text:list>
          </text:list-item>
          <text:list-item>
            <text:p text:style-name="P54"><text:span text:style-name="T11">Writeback (Nessuno):</text:span><text:span text:style-name="T10"> Poiché stiamo salvando in memoria e non modificando registri, il flag </text:span><text:span text:style-name="Source_20_Text"><text:span text:style-name="T13">RegWrite</text:span></text:span><text:span text:style-name="T11"> è rigorosamente 0</text:span><text:span text:style-name="T10">. Questo impedisce di sovrascrivere per sbaglio il registro identificato dai bit </text:span><text:span text:style-name="Source_20_Text"><text:span text:style-name="T14">Instr[15:12]</text:span></text:span><text:span text:style-name="T10">.</text:span></text:p>
          </text:list-item>
        </text:list>
        <text:p text:style-name="P49"/>
        <text:h text:style-name="P50" text:outline-level="3">3. Datapath Data-Processing (es. ADD, SUB)</text:h>
        <text:p text:style-name="P51"><text:soft-page-break/>Obiettivo: Fare un calcolo (ALU) e salvare il risultato nel registro.</text:p>
        <text:p text:style-name="P51">Riferimenti: Immagini</text:p>
        <text:list text:style-name="L19">
          <text:list-item>
            <text:p text:style-name="P56"><text:span text:style-name="T12">Fetch &amp; Decode:</text:span> Si leggono gli operandi.</text:p>
            <text:list>
              <text:list-item>
                <text:p text:style-name="P57"><text:span text:style-name="T10">Il primo operando (</text:span><text:span text:style-name="Source_20_Text"><text:span text:style-name="T14">Rn</text:span></text:span><text:span text:style-name="T10">) viene sempre dal registro (porta A1).</text:span></text:p>
              </text:list-item>
              <text:list-item>
                <text:p text:style-name="P57"><text:span text:style-name="T10">Il secondo operando (</text:span><text:span text:style-name="Source_20_Text"><text:span text:style-name="T14">SrcB</text:span></text:span><text:span text:style-name="T10">) può essere un registro (se </text:span><text:span text:style-name="Source_20_Text"><text:span text:style-name="T14">ALUSrc = 0</text:span></text:span><text:span text:style-name="T10">) oppure un numero immediato (se </text:span><text:span text:style-name="Source_20_Text"><text:span text:style-name="T14">ALUSrc = 1</text:span></text:span><text:span text:style-name="T10">).</text:span></text:p>
              </text:list-item>
              <text:list-item>
                <text:p text:style-name="P57"><text:span text:style-name="T11">Nota sull'Extend:</text:span><text:span text:style-name="T10"> Se si usa un immediato, nelle data-processing è a 8 bit, quindi il selettore </text:span><text:span text:style-name="Source_20_Text"><text:span text:style-name="T14">ImmSrc</text:span></text:span><text:span text:style-name="T10"> è </text:span><text:span text:style-name="Source_20_Text"><text:span text:style-name="T14">00</text:span></text:span><text:span text:style-name="T10"> (diverso dai 12 bit della LDR).</text:span></text:p>
              </text:list-item>
            </text:list>
          </text:list-item>
          <text:list-item>
            <text:p text:style-name="P57"><text:span text:style-name="T11">Execute (Calcolo):</text:span><text:span text:style-name="T10"> L'ALU esegue l'operazione (somma, sottrazione, AND, ORR) in base al segnale </text:span><text:span text:style-name="Source_20_Text"><text:span text:style-name="T14">ALUControl</text:span></text:span><text:span text:style-name="T10">.</text:span></text:p>
          </text:list-item>
          <text:list-item>
            <text:p text:style-name="P56"><text:span text:style-name="T12">Memory (Bypass):</text:span> L'istruzione non usa la Data Memory.</text:p>
          </text:list-item>
          <text:list-item>
            <text:p text:style-name="P57"><text:span text:style-name="T11">Writeback:</text:span><text:span text:style-name="T10"> Il risultato esce dall'ALU (</text:span><text:span text:style-name="Source_20_Text"><text:span text:style-name="T14">ALUResult</text:span></text:span><text:span text:style-name="T10">).</text:span></text:p>
            <text:list>
              <text:list-item>
                <text:p text:style-name="P57"><text:span text:style-name="T10">Il multiplexer finale ha </text:span><text:span text:style-name="Source_20_Text"><text:span text:style-name="T13">MemtoReg = 0</text:span></text:span><text:span text:style-name="T10">. Questo è cruciale: seleziona l'uscita dell'ALU (e non la memoria) per mandarla indietro al Register File.</text:span></text:p>
              </text:list-item>
              <text:list-item>
                <text:p text:style-name="P57"><text:span text:style-name="T10">Il flag </text:span><text:span text:style-name="Source_20_Text"><text:span text:style-name="T14">RegWrite</text:span></text:span><text:span text:style-name="T10"> è </text:span><text:span text:style-name="T11">1</text:span><text:span text:style-name="T10"> per salvare il risultato nel registro destinazione.</text:span></text:p>
              </text:list-item>
            </text:list>
          </text:list-item>
        </text:list>
        <text:p text:style-name="P49"/>
        <text:h text:style-name="P50" text:outline-level="3">4. Datapath Branching (B)</text:h>
        <text:p text:style-name="P51">Obiettivo: Cambiare il Program Counter (PC) per saltare a un'altra parte del codice.</text:p>
        <text:p text:style-name="P51">Riferimenti: Immagini</text:p>
        <text:list text:style-name="L20">
          <text:list-item>
            <text:p text:style-name="P58"><text:span text:style-name="T12">Fetch &amp; Decode:</text:span> Si legge l'istruzione.</text:p>
            <text:list>
              <text:list-item>
                <text:p text:style-name="P59"><text:span text:style-name="T10">L'offset di salto è un numero a 24 bit. L'unitá </text:span><text:span text:style-name="T11">Extend</text:span><text:span text:style-name="T10"> deve usare la modalità specifica </text:span><text:span text:style-name="Source_20_Text"><text:span text:style-name="T14">ImmSrc = 10</text:span></text:span><text:span text:style-name="T10"> per estendere questo numero (moltiplicandolo per 4, cioè shift a sinistra di 2).</text:span></text:p>
              </text:list-item>
            </text:list>
          </text:list-item>
          <text:list-item>
            <text:p text:style-name="P60">Execute (Calcolo nuovo PC):</text:p>
            <text:list>
              <text:list-item>
                <text:p text:style-name="P61">L'ALU somma il PC corrente (che si trova nel registro R15) con l'offset esteso.</text:p>
              </text:list-item>
              <text:list-item>
                <text:p text:style-name="P59"><text:span text:style-name="T10">Per fare ciò, un multiplexer prima dell'ALU (</text:span><text:span text:style-name="Source_20_Text"><text:span text:style-name="T14">RegSrc</text:span></text:span><text:span text:style-name="T10">) seleziona R15 (il PC) invece di un registro generico.</text:span></text:p>
              </text:list-item>
            </text:list>
          </text:list-item>
          <text:list-item>
            <text:p text:style-name="P60">Aggiornamento PC:</text:p>
            <text:list>
              <text:list-item>
                <text:p text:style-name="P61">Il risultato dell'ALU non va né in memoria né in un registro dati. Va direttamente all'ingresso del PC.</text:p>
              </text:list-item>
              <text:list-item>
                <text:p text:style-name="P59"><text:span text:style-name="T10">Il segnale </text:span><text:span text:style-name="Source_20_Text"><text:span text:style-name="T13">PCSrc</text:span></text:span><text:span text:style-name="T11"> è 1</text:span><text:span text:style-name="T10">. Questo dice al PC: "Non andare all'istruzione successiva (+4), ma carica questo nuovo indirizzo calcolato dall'ALU".</text:span></text:p>
              </text:list-item>
            </text:list>
          </text:list-item>
          <text:list-item>
            <text:p text:style-name="P59"><text:span text:style-name="T11">Nessuna Scrittura:</text:span><text:span text:style-name="T10"> </text:span><text:span text:style-name="Source_20_Text"><text:span text:style-name="T14">RegWrite</text:span></text:span><text:span text:style-name="T10"> e </text:span><text:span text:style-name="Source_20_Text"><text:span text:style-name="T14">MemWrite</text:span></text:span><text:span text:style-name="T10"> sono entrambi a </text:span><text:span text:style-name="T11">0</text:span><text:span text:style-name="T10">.</text:span></text:p>
          </text:list-item>
        </text:list>
        <text:p text:style-name="P49"/>
        <text:h text:style-name="P50" text:outline-level="3">Tabella riassuntiva delle differenze (Cosa dire al Prof)</text:h>
        <text:p text:style-name="P62">Quando il prof ti chiede "Come fai a dire che questo è un datapath di tipo X?", usa questi punti chiave tratti dai testi:</text:p>
        <text:list text:style-name="L21">
          <text:list-item>
            <text:p text:style-name="P63"><text:span text:style-name="T11">LDR:</text:span><text:span text:style-name="T10"> Riconoscibile perché </text:span><text:span text:style-name="Source_20_Text"><text:span text:style-name="T14">MemtoReg = 1</text:span></text:span><text:span text:style-name="T10"> (il dato torna dalla memoria) e </text:span><text:span text:style-name="Source_20_Text"><text:span text:style-name="T14">RegWrite = 1</text:span></text:span><text:span text:style-name="T10">.</text:span></text:p>
          </text:list-item>
          <text:list-item>
            <text:p text:style-name="P63"><text:soft-page-break/><text:span text:style-name="T11">STR:</text:span><text:span text:style-name="T10"> Riconoscibile perché è l'unico con </text:span><text:span text:style-name="Source_20_Text"><text:span text:style-name="T14">MemWrite = 1</text:span></text:span><text:span text:style-name="T10"> e il dato va dal registro (</text:span><text:span text:style-name="Source_20_Text"><text:span text:style-name="T14">RD2</text:span></text:span><text:span text:style-name="T10">) dritto dentro la memoria (</text:span><text:span text:style-name="Source_20_Text"><text:span text:style-name="T14">WD</text:span></text:span><text:span text:style-name="T10">).</text:span></text:p>
          </text:list-item>
          <text:list-item>
            <text:p text:style-name="P63"><text:span text:style-name="T11">Data Processing:</text:span><text:span text:style-name="T10"> Riconoscibile perché </text:span><text:span text:style-name="Source_20_Text"><text:span text:style-name="T14">MemtoReg = 0</text:span></text:span><text:span text:style-name="T10"> (il dato torna dall'ALU) e l'Extender (se usato) lavora su 8 bit (</text:span><text:span text:style-name="Source_20_Text"><text:span text:style-name="T14">ImmSrc=00</text:span></text:span><text:span text:style-name="T10">) invece che 12.</text:span></text:p>
          </text:list-item>
          <text:list-item>
            <text:p text:style-name="P63"><text:span text:style-name="T11">Branching:</text:span><text:span text:style-name="T10"> Riconoscibile perché </text:span><text:span text:style-name="Source_20_Text"><text:span text:style-name="T14">PCSrc = 1</text:span></text:span><text:span text:style-name="T10"> (il risultato ALU aggiorna il PC) e l'Extender lavora su 24 bit (</text:span><text:span text:style-name="Source_20_Text"><text:span text:style-name="T14">ImmSrc=10</text:span></text:span><text:span text:style-name="T10">).</text:span></text:p>
          </text:list-item>
        </text:list>
      </text:section>
      <text:p text:style-name="P22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3:22:54.685512103</meta:creation-date>
    <dc:date>2025-12-30T18:44:47.020350859</dc:date>
    <meta:editing-duration>PT36M50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7" meta:paragraph-count="142" meta:word-count="2099" meta:character-count="12565" meta:non-whitespace-character-count="10695"/>
  </office:meta>
</office:document-meta>
</file>